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omyślnie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30pt" style:font-size-asian="30pt" style:font-size-complex="30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0pt" style:font-size-asian="30pt" style:font-size-complex="30pt"/>
    </style:style>
    <style:style style:name="T1" style:family="text">
      <style:text-properties fo:color="#ffffff" fo:font-size="30pt" fo:language="pl" fo:country="PL" style:font-size-asian="30pt" style:language-asian="pl" style:country-asian="PL" style:font-size-complex="30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6.005cm" svg:height="19.296cm" svg:x="0.6cm" svg:y="0.341cm">
          <text:list text:style-name="L1">
            <text:list-header>
              <text:p text:style-name="P1"><text:span text:style-name="T1">1. Być bliżej Ciebie chcę, o Boże mój!</text:span></text:p>
              <text:p text:style-name="P1"><text:span text:style-name="T1">Z Tobą przez życie lżej nieść krzyża znój.</text:span></text:p>
              <text:p text:style-name="P1"><text:span text:style-name="T1">Ty w sercu moim trwasz, z miłością Stwórcy ziem,</text:span></text:p>
              <text:p text:style-name="P1"><text:span text:style-name="T1">tulisz w ojcowski płaszcz, chroniąc mnie w nim.</text:span></text:p>
              <text:p text:style-name="P1"><text:span text:style-name="T1"/></text:p>
              <text:p text:style-name="P1"><text:span text:style-name="T1">2. Być bliżej Ciebie chcę na każdy dzień,</text:span></text:p>
              <text:p text:style-name="P1"><text:span text:style-name="T1">za Tobą życiem swym iść jako cień.</text:span></text:p>
              <text:p text:style-name="P1"><text:span text:style-name="T1">Daj tylko, Boże dusz, obecność Twoją czuć,</text:span></text:p>
              <text:p text:style-name="P1"><text:span text:style-name="T1">myśl moją pośród burz na Ciebie zwróć.</text:span></text:p>
              <text:p text:style-name="P1"><text:span text:style-name="T1"/></text:p>
              <text:p text:style-name="P1"><text:span text:style-name="T1">3. Choć jak wędrowiec sam idę przez noc,</text:span></text:p>
              <text:p text:style-name="P1"><text:span text:style-name="T1">w Tobie niech siłę mam i w Tobie moc,</text:span></text:p>
              <text:p text:style-name="P1"><text:span text:style-name="T1">gdy czuwam i wśród snu, czy słońce jest, czy mrok</text:span></text:p>
              <text:p text:style-name="P1"><text:span text:style-name="T1">niechaj mnie strzeże Twój, o Panie, wzrok.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draw:custom-shape draw:style-name="gr3" draw:text-style-name="P2" draw:layer="layout" svg:width="26.005cm" svg:height="15.489cm" svg:x="0.601cm" svg:y="2.841cm">
          <text:list text:style-name="L1">
            <text:list-header>
              <text:p text:style-name="P1"><text:span text:style-name="T1">4. Być bliżej Ciebie chcę i w śmierci czas,</text:span></text:p>
            </text:list-header>
            <text:list-item>
              <text:p text:style-name="P1"><text:span text:style-name="T1">gdy mnie już będzie krył grobowy głaz.</text:span></text:p>
            </text:list-item>
            <text:list-item>
              <text:p text:style-name="P1"><text:span text:style-name="T1">być bliżej Ciebie chcę to me pragnienie czuj,</text:span></text:p>
            </text:list-item>
            <text:list-item>
              <text:p text:style-name="P1"><text:span text:style-name="T1">bom ja jest dziecię Twe, Tyś Ojciec mój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5. Promieniem słońca Bóg, odblaskiem zórz.</text:span></text:p>
            </text:list-item>
            <text:list-item>
              <text:p text:style-name="P1"><text:span text:style-name="T1">Po nocy krętych dróg i strasznych snów.</text:span></text:p>
            </text:list-item>
            <text:list-item>
              <text:p text:style-name="P1"><text:span text:style-name="T1">Przyjm Panie wdzięczny śpiew, </text:span></text:p>
            </text:list-item>
            <text:list-item>
              <text:p text:style-name="P1"><text:span text:style-name="T1">za Twoje Ciało, Krew,</text:span></text:p>
            </text:list-item>
            <text:list-item>
              <text:p text:style-name="P1"><text:span text:style-name="T1">Być bliżej Ciebie chcę, o Boże mój.</text:span></text:p>
            </text:list-item>
            <text:list-item>
              <text:p text:style-name="P1"><text:span text:style-name="T1"/></text:p>
              <text:p text:style-name="P1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2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5:51:37.80</dc:date>
    <meta:editing-cycles>47</meta:editing-cycles>
    <meta:editing-duration>PT6H11M2S</meta:editing-duration>
    <meta:generator>OpenOffice/4.1.1$Win32 OpenOffice.org_project/411m6$Build-9775</meta:generator>
    <meta:document-statistic meta:object-count="24"/>
  </office:meta>
</office:document-meta>
</file>